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Courier" svg:font-family="Courier"/>
    <style:font-face style:name="F" svg:font-family="" style:font-family-generic="roman"/>
    <style:font-face style:name="Nimbus Sans" svg:font-family="'Nimbus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9" table:default-cell-style-name="Default"/>
        <table:table-row table:style-name="ro1">
          <table:table-cell office:value-type="string" calcext:value-type="string" table:number-columns-spanned="4" table:number-rows-spanned="1">
            <text:p>Size 1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Size 2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Size 4</text:p>
          </table:table-cell>
          <table:covered-table-cell table:number-columns-repeated="3"/>
          <table:table-cell/>
          <table:table-cell office:value-type="string" calcext:value-type="string" table:number-columns-spanned="4" table:number-rows-spanned="1">
            <text:p>Size 8</text:p>
          </table:table-cell>
          <table:covered-table-cell table:number-columns-repeated="3"/>
        </table:table-row>
        <table:table-row table:style-name="ro1"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  <table:table-cell/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  <table:table-cell/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  <table:table-cell/>
          <table:table-cell office:value-type="string" calcext:value-type="string">
            <text:p>Transition</text:p>
          </table:table-cell>
          <table:table-cell office:value-type="string" calcext:value-type="string">
            <text:p>Cinv</text:p>
          </table:table-cell>
          <table:table-cell office:value-type="string" calcext:value-type="string">
            <text:p>tpdr</text:p>
          </table:table-cell>
          <table:table-cell office:value-type="string" calcext:value-type="string">
            <text:p>tpdf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28637" calcext:value-type="float">
            <text:p>1.28637E-08</text:p>
          </table:table-cell>
          <table:table-cell office:value-type="float" office:value="-0.0000000102708" calcext:value-type="float">
            <text:p>-1.02708E-08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20931" calcext:value-type="float">
            <text:p>1.20931E-08</text:p>
          </table:table-cell>
          <table:table-cell office:value-type="float" office:value="-0.00000000998934" calcext:value-type="float">
            <text:p>-9.98934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15473" calcext:value-type="float">
            <text:p>1.15473E-08</text:p>
          </table:table-cell>
          <table:table-cell office:value-type="float" office:value="-0.00000000958373" calcext:value-type="float">
            <text:p>-9.58373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  <table:table-cell office:value-type="float" office:value="0.0000000111925" calcext:value-type="float">
            <text:p>1.11925E-08</text:p>
          </table:table-cell>
          <table:table-cell office:value-type="float" office:value="-0.00000000924088" calcext:value-type="float">
            <text:p>-9.24088E-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00134836" calcext:value-type="float">
            <text:p>1.34836E-08</text:p>
          </table:table-cell>
          <table:table-cell office:value-type="float" office:value="-0.0000000093736" calcext:value-type="float">
            <text:p>-9.3736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00124943" calcext:value-type="float">
            <text:p>1.24943E-08</text:p>
          </table:table-cell>
          <table:table-cell office:value-type="float" office:value="-0.00000000967952" calcext:value-type="float">
            <text:p>-9.67952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00117383" calcext:value-type="float">
            <text:p>1.17383E-08</text:p>
          </table:table-cell>
          <table:table-cell office:value-type="float" office:value="-0.00000000939203" calcext:value-type="float">
            <text:p>-9.39203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office:value-type="float" office:value="0.0000000112953" calcext:value-type="float">
            <text:p>1.12953E-08</text:p>
          </table:table-cell>
          <table:table-cell office:value-type="float" office:value="-0.00000000909658" calcext:value-type="float">
            <text:p>-9.09658E-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000145033" calcext:value-type="float">
            <text:p>1.45033E-08</text:p>
          </table:table-cell>
          <table:table-cell office:value-type="float" office:value="-0.0000000086615" calcext:value-type="float">
            <text:p>-8.6615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0001316" calcext:value-type="float">
            <text:p>1.316E-08</text:p>
          </table:table-cell>
          <table:table-cell office:value-type="float" office:value="-0.0000000091916" calcext:value-type="float">
            <text:p>-9.1916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00012116" calcext:value-type="float">
            <text:p>1.2116E-08</text:p>
          </table:table-cell>
          <table:table-cell office:value-type="float" office:value="-0.00000000900195" calcext:value-type="float">
            <text:p>-9.00195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3" calcext:value-type="float">
            <text:p>3</text:p>
          </table:table-cell>
          <table:table-cell office:value-type="float" office:value="0.0000000115114" calcext:value-type="float">
            <text:p>1.15114E-08</text:p>
          </table:table-cell>
          <table:table-cell office:value-type="float" office:value="-0.00000000895567" calcext:value-type="float">
            <text:p>-8.95567E-09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000160963" calcext:value-type="float">
            <text:p>1.60963E-08</text:p>
          </table:table-cell>
          <table:table-cell office:value-type="float" office:value="-0.00000000718657" calcext:value-type="float">
            <text:p>-7.18657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000141732" calcext:value-type="float">
            <text:p>1.41732E-08</text:p>
          </table:table-cell>
          <table:table-cell office:value-type="float" office:value="-0.00000000790564" calcext:value-type="float">
            <text:p>-7.90564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000127797" calcext:value-type="float">
            <text:p>1.27797E-08</text:p>
          </table:table-cell>
          <table:table-cell office:value-type="float" office:value="-0.00000000843976" calcext:value-type="float">
            <text:p>-8.43976E-09</text:p>
          </table:table-cell>
          <table:table-cell/>
          <table:table-cell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  <table:table-cell office:value-type="float" office:value="0.0000000118985" calcext:value-type="float">
            <text:p>1.18985E-08</text:p>
          </table:table-cell>
          <table:table-cell office:value-type="float" office:value="-0.00000000852428" calcext:value-type="float">
            <text:p>-8.52428E-09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58424" calcext:value-type="float">
            <text:p>1.58424E-10</text:p>
          </table:table-cell>
          <table:table-cell office:value-type="float" office:value="0.000000000130666" calcext:value-type="float">
            <text:p>1.30666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27171" calcext:value-type="float">
            <text:p>1.27171E-10</text:p>
          </table:table-cell>
          <table:table-cell office:value-type="float" office:value="0.000000000108424" calcext:value-type="float">
            <text:p>1.08424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10761" calcext:value-type="float">
            <text:p>1.10761E-10</text:p>
          </table:table-cell>
          <table:table-cell office:value-type="float" office:value="0.0000000000966818" calcext:value-type="float">
            <text:p>9.66818E-11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02132" calcext:value-type="float">
            <text:p>1.02132E-10</text:p>
          </table:table-cell>
          <table:table-cell office:value-type="float" office:value="0.0000000000908347" calcext:value-type="float">
            <text:p>9.08347E-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217197" calcext:value-type="float">
            <text:p>2.17197E-10</text:p>
          </table:table-cell>
          <table:table-cell office:value-type="float" office:value="0.000000000175982" calcext:value-type="float">
            <text:p>1.75982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157739" calcext:value-type="float">
            <text:p>1.57739E-10</text:p>
          </table:table-cell>
          <table:table-cell office:value-type="float" office:value="0.000000000131694" calcext:value-type="float">
            <text:p>1.31694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126772" calcext:value-type="float">
            <text:p>1.26772E-10</text:p>
          </table:table-cell>
          <table:table-cell office:value-type="float" office:value="0.000000000108767" calcext:value-type="float">
            <text:p>1.08767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109935" calcext:value-type="float">
            <text:p>1.09935E-10</text:p>
          </table:table-cell>
          <table:table-cell office:value-type="float" office:value="0.0000000000970328" calcext:value-type="float">
            <text:p>9.70328E-11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34833" calcext:value-type="float">
            <text:p>3.4833E-10</text:p>
          </table:table-cell>
          <table:table-cell office:value-type="float" office:value="0.000000000275951" calcext:value-type="float">
            <text:p>2.75951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219148" calcext:value-type="float">
            <text:p>2.19148E-10</text:p>
          </table:table-cell>
          <table:table-cell office:value-type="float" office:value="0.000000000178341" calcext:value-type="float">
            <text:p>1.78341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158305" calcext:value-type="float">
            <text:p>1.58305E-10</text:p>
          </table:table-cell>
          <table:table-cell office:value-type="float" office:value="0.000000000132563" calcext:value-type="float">
            <text:p>1.32563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126121" calcext:value-type="float">
            <text:p>1.26121E-10</text:p>
          </table:table-cell>
          <table:table-cell office:value-type="float" office:value="0.000000000109091" calcext:value-type="float">
            <text:p>1.09091E-10</text:p>
          </table:table-cell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568082" calcext:value-type="float">
            <text:p>5.68082E-10</text:p>
          </table:table-cell>
          <table:table-cell office:value-type="float" office:value="0.000000000439638" calcext:value-type="float">
            <text:p>4.39638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340311" calcext:value-type="float">
            <text:p>3.40311E-10</text:p>
          </table:table-cell>
          <table:table-cell office:value-type="float" office:value="0.000000000269101" calcext:value-type="float">
            <text:p>2.69101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21562" calcext:value-type="float">
            <text:p>2.21562E-10</text:p>
          </table:table-cell>
          <table:table-cell office:value-type="float" office:value="0.000000000179679" calcext:value-type="float">
            <text:p>1.79679E-10</text:p>
          </table:table-cell>
          <table:table-cell/>
          <table:table-cell office:value-type="float" office:value="100" calcext:value-type="float">
            <text:p>1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158745" calcext:value-type="float">
            <text:p>1.58745E-10</text:p>
          </table:table-cell>
          <table:table-cell office:value-type="float" office:value="0.000000000133172" calcext:value-type="float">
            <text:p>1.33172E-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4356" calcext:value-type="float">
            <text:p>2.4356E-10</text:p>
          </table:table-cell>
          <table:table-cell office:value-type="float" office:value="0.000000000169668" calcext:value-type="float">
            <text:p>1.69668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06942" calcext:value-type="float">
            <text:p>2.06942E-10</text:p>
          </table:table-cell>
          <table:table-cell office:value-type="float" office:value="0.000000000140757" calcext:value-type="float">
            <text:p>1.40757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86836" calcext:value-type="float">
            <text:p>1.86836E-10</text:p>
          </table:table-cell>
          <table:table-cell office:value-type="float" office:value="0.000000000123892" calcext:value-type="float">
            <text:p>1.23892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176236" calcext:value-type="float">
            <text:p>1.76236E-10</text:p>
          </table:table-cell>
          <table:table-cell office:value-type="float" office:value="0.000000000115874" calcext:value-type="float">
            <text:p>1.15874E-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306481" calcext:value-type="float">
            <text:p>3.06481E-10</text:p>
          </table:table-cell>
          <table:table-cell office:value-type="float" office:value="0.000000000227268" calcext:value-type="float">
            <text:p>2.27268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24322" calcext:value-type="float">
            <text:p>2.4322E-10</text:p>
          </table:table-cell>
          <table:table-cell office:value-type="float" office:value="0.000000000176149" calcext:value-type="float">
            <text:p>1.76149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20702" calcext:value-type="float">
            <text:p>2.0702E-10</text:p>
          </table:table-cell>
          <table:table-cell office:value-type="float" office:value="0.000000000143402" calcext:value-type="float">
            <text:p>1.43402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186835" calcext:value-type="float">
            <text:p>1.86835E-10</text:p>
          </table:table-cell>
          <table:table-cell office:value-type="float" office:value="0.000000000125887" calcext:value-type="float">
            <text:p>1.25887E-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418502" calcext:value-type="float">
            <text:p>4.18502E-10</text:p>
          </table:table-cell>
          <table:table-cell office:value-type="float" office:value="0.000000000323982" calcext:value-type="float">
            <text:p>3.23982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307521" calcext:value-type="float">
            <text:p>3.07521E-10</text:p>
          </table:table-cell>
          <table:table-cell office:value-type="float" office:value="0.000000000233511" calcext:value-type="float">
            <text:p>2.33511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243667" calcext:value-type="float">
            <text:p>2.43667E-10</text:p>
          </table:table-cell>
          <table:table-cell office:value-type="float" office:value="0.000000000177411" calcext:value-type="float">
            <text:p>1.77411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206717" calcext:value-type="float">
            <text:p>2.06717E-10</text:p>
          </table:table-cell>
          <table:table-cell office:value-type="float" office:value="0.000000000144654" calcext:value-type="float">
            <text:p>1.44654E-10</text:p>
          </table:table-cell>
        </table:table-row>
        <table:table-row table:style-name="ro1"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648857" calcext:value-type="float">
            <text:p>6.48857E-10</text:p>
          </table:table-cell>
          <table:table-cell office:value-type="float" office:value="0.000000000498462" calcext:value-type="float">
            <text:p>4.98462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424301" calcext:value-type="float">
            <text:p>4.24301E-10</text:p>
          </table:table-cell>
          <table:table-cell office:value-type="float" office:value="0.000000000331662" calcext:value-type="float">
            <text:p>3.31662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307826" calcext:value-type="float">
            <text:p>3.07826E-10</text:p>
          </table:table-cell>
          <table:table-cell office:value-type="float" office:value="0.00000000023663" calcext:value-type="float">
            <text:p>2.3663E-10</text:p>
          </table:table-cell>
          <table:table-cell/>
          <table:table-cell office:value-type="float" office:value="400" calcext:value-type="float">
            <text:p>4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243608" calcext:value-type="float">
            <text:p>2.43608E-10</text:p>
          </table:table-cell>
          <table:table-cell office:value-type="float" office:value="0.000000000179384" calcext:value-type="float">
            <text:p>1.79384E-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338027" calcext:value-type="float">
            <text:p>3.38027E-10</text:p>
          </table:table-cell>
          <table:table-cell office:value-type="float" office:value="0.000000000184738" calcext:value-type="float">
            <text:p>1.84738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93303" calcext:value-type="float">
            <text:p>2.93303E-10</text:p>
          </table:table-cell>
          <table:table-cell office:value-type="float" office:value="0.000000000145443" calcext:value-type="float">
            <text:p>1.45443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64737" calcext:value-type="float">
            <text:p>2.64737E-10</text:p>
          </table:table-cell>
          <table:table-cell office:value-type="float" office:value="0.000000000127242" calcext:value-type="float">
            <text:p>1.27242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1" calcext:value-type="float">
            <text:p>1</text:p>
          </table:table-cell>
          <table:table-cell office:value-type="float" office:value="0.000000000252602" calcext:value-type="float">
            <text:p>2.52602E-10</text:p>
          </table:table-cell>
          <table:table-cell office:value-type="float" office:value="0.000000000117181" calcext:value-type="float">
            <text:p>1.17181E-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414288" calcext:value-type="float">
            <text:p>4.14288E-10</text:p>
          </table:table-cell>
          <table:table-cell office:value-type="float" office:value="0.000000000254931" calcext:value-type="float">
            <text:p>2.54931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337758" calcext:value-type="float">
            <text:p>3.37758E-10</text:p>
          </table:table-cell>
          <table:table-cell office:value-type="float" office:value="0.000000000191673" calcext:value-type="float">
            <text:p>1.91673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290603" calcext:value-type="float">
            <text:p>2.90603E-10</text:p>
          </table:table-cell>
          <table:table-cell office:value-type="float" office:value="0.000000000152451" calcext:value-type="float">
            <text:p>1.52451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2" calcext:value-type="float">
            <text:p>2</text:p>
          </table:table-cell>
          <table:table-cell office:value-type="float" office:value="0.000000000265909" calcext:value-type="float">
            <text:p>2.65909E-10</text:p>
          </table:table-cell>
          <table:table-cell office:value-type="float" office:value="0.000000000130224" calcext:value-type="float">
            <text:p>1.30224E-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544659" calcext:value-type="float">
            <text:p>5.44659E-10</text:p>
          </table:table-cell>
          <table:table-cell office:value-type="float" office:value="0.000000000379975" calcext:value-type="float">
            <text:p>3.79975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415179" calcext:value-type="float">
            <text:p>4.15179E-10</text:p>
          </table:table-cell>
          <table:table-cell office:value-type="float" office:value="0.000000000268378" calcext:value-type="float">
            <text:p>2.68378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33799" calcext:value-type="float">
            <text:p>3.3799E-10</text:p>
          </table:table-cell>
          <table:table-cell office:value-type="float" office:value="0.000000000197538" calcext:value-type="float">
            <text:p>1.97538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3" calcext:value-type="float">
            <text:p>3</text:p>
          </table:table-cell>
          <table:table-cell office:value-type="float" office:value="0.000000000292314" calcext:value-type="float">
            <text:p>2.92314E-10</text:p>
          </table:table-cell>
          <table:table-cell office:value-type="float" office:value="0.000000000155731" calcext:value-type="float">
            <text:p>1.55731E-10</text:p>
          </table:table-cell>
        </table:table-row>
        <table:table-row table:style-name="ro1"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769342" calcext:value-type="float">
            <text:p>7.69342E-10</text:p>
          </table:table-cell>
          <table:table-cell office:value-type="float" office:value="0.000000000582293" calcext:value-type="float">
            <text:p>5.82293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549141" calcext:value-type="float">
            <text:p>5.49141E-10</text:p>
          </table:table-cell>
          <table:table-cell office:value-type="float" office:value="0.000000000439488" calcext:value-type="float">
            <text:p>4.39488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0415777" calcext:value-type="float">
            <text:p>4.15777E-10</text:p>
          </table:table-cell>
          <table:table-cell office:value-type="float" office:value="0.000000000274714" calcext:value-type="float">
            <text:p>2.74714E-10</text:p>
          </table:table-cell>
          <table:table-cell/>
          <table:table-cell office:value-type="float" office:value="800" calcext:value-type="float">
            <text:p>800</text:p>
          </table:table-cell>
          <table:table-cell office:value-type="float" office:value="4" calcext:value-type="float">
            <text:p>4</text:p>
          </table:table-cell>
          <table:table-cell office:value-type="float" office:value="0.0000000010725" calcext:value-type="float">
            <text:p>1.0725E-09</text:p>
          </table:table-cell>
          <table:table-cell office:value-type="float" office:value="0.000000000814652" calcext:value-type="float">
            <text:p>8.14652E-10</text:p>
          </table:table-cell>
        </table:table-row>
        <table:table-row table:style-name="ro1" table:number-rows-repeated="2">
          <table:table-cell table:number-columns-repeated="19"/>
        </table:table-row>
        <table:table-row table:style-name="ro1">
          <table:table-cell table:number-columns-repeated="9"/>
          <table:table-cell office:value-type="float" office:value="166.66" calcext:value-type="float">
            <text:p>166.66</text:p>
          </table:table-cell>
          <table:table-cell office:value-type="float" office:value="13.29" calcext:value-type="float">
            <text:p>13.29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666.66" calcext:value-type="float">
            <text:p>666.66</text:p>
          </table:table-cell>
          <table:table-cell office:value-type="float" office:value="26.58" calcext:value-type="float">
            <text:p>26.58</text:p>
          </table:table-cell>
          <table:table-cell table:number-columns-repeated="8"/>
        </table:table-row>
        <table:table-row table:style-name="ro1">
          <table:table-cell table:number-columns-repeated="9"/>
          <table:table-cell office:value-type="float" office:value="1333.33" calcext:value-type="float">
            <text:p>1333.33</text:p>
          </table:table-cell>
          <table:table-cell office:value-type="float" office:value="53.16" calcext:value-type="float">
            <text:p>53.16</text:p>
          </table:table-cell>
          <table:table-cell table:number-columns-repeated="8"/>
        </table:table-row>
        <table:table-row table:style-name="ro1">
          <table:table-cell table:number-columns-repeated="10"/>
          <table:table-cell office:value-type="float" office:value="106.32" calcext:value-type="float">
            <text:p>106.32</text:p>
          </table:table-cell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Courier" svg:font-family="Courier"/>
    <style:font-face style:name="F" svg:font-family="" style:font-family-generic="roman"/>
    <style:font-face style:name="Nimbus Sans" svg:font-family="'Nimbus Sans'" style:font-family-generic="swiss" style:font-pitch="variable"/>
    <style:font-face style:name="AR PL UMing CN" svg:font-family="'AR PL UMing CN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" fo:language="en" fo:country="US" style:font-name-asian="AR PL UMing CN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4-1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20-04-13T22:34:22.652469191</meta:creation-date>
    <dc:date>2020-04-14T07:27:32.281055084</dc:date>
    <meta:editing-duration>PT10M58S</meta:editing-duration>
    <meta:editing-cycles>3</meta:editing-cycles>
    <meta:generator>LibreOffice/6.4.2.2$Linux_X86_64 LibreOffice_project/40$Build-2</meta:generator>
    <meta:document-statistic meta:table-count="1" meta:cell-count="283" meta:object-count="0"/>
  </office:meta>
</office:document-meta>
</file>